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Rúbrica Proyecto Web</text:p>
          </table:table-cell>
          <table:covered-table-cell table:number-columns-repeated="11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PUNTUACIÓN</text:p>
          </table:table-cell>
          <table:covered-table-cell/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4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4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4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4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3">
            <text:p>Diseño</text:p>
          </table:table-cell>
          <table:covered-table-cell/>
          <table:table-cell table:style-name="ce5" office:value-type="string" calcext:value-type="string" table:number-columns-spanned="2" table:number-rows-spanned="3">
            <text:p>Nulo diseño en la página, el .css no está aplicado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diseño de la página es extremadamente simple, no hay desarrollo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diseño de la página es aceptable / No hay demasiado diseño, pero el que está es correcto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Tanto la calidad del diseño como la calidad de este son buenos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diseño de la página es de muy buena calidad y está perfectamente estructurado.</text:p>
          </table:table-cell>
          <table:covered-table-cell table:style-name="ce6"/>
        </table:table-row>
        <table:table-row table:style-name="ro1">
          <table:covered-table-cell table:style-name="ce3"/>
          <table:covered-table-cell/>
          <table:covered-table-cell table:number-columns-repeated="10" table:style-name="ce6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3">
            <text:p>Contenido</text:p>
          </table:table-cell>
          <table:covered-table-cell/>
          <table:table-cell table:style-name="ce5" office:value-type="string" calcext:value-type="string" table:number-columns-spanned="2" table:number-rows-spanned="3">
            <text:p>El contenido de la página es nulo, no aparece lo que debería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contenido que aparece en la página es parcial, no aparece todo lo que debería, faltan miembros del grupo…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contenido que aparece en la página es aceptable, pero faltan algunos aspectos o la cantidad no es la requerida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Tanto la calidad del contenido como su cantidad son adecuadas para la página web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El contenido que aparece en la página web está muy bien organizado y no hay problemas en su desarrollo.</text:p>
          </table:table-cell>
          <table:covered-table-cell table:style-name="ce6"/>
        </table:table-row>
        <table:table-row table:style-name="ro1">
          <table:covered-table-cell table:style-name="ce3"/>
          <table:covered-table-cell/>
          <table:covered-table-cell table:number-columns-repeated="10" table:style-name="ce6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3">
            <text:p>Legibilidad</text:p>
          </table:table-cell>
          <table:covered-table-cell/>
          <table:table-cell table:style-name="ce5" office:value-type="string" calcext:value-type="string" table:number-columns-spanned="2" table:number-rows-spanned="3">
            <text:p>No se entiende absolutamente nada, parece que está escrito en <text:s/>Swahili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Las palabras están escritas de forma muy incorrecta / sigue sin entenderse prácticamente nada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Se entiende lo que quiere escribir, pero no vendría mal que diese un par de clases de lengua 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Se entiende de forma correcta lo que quiere exponer, la exposición del texto puede ser ligeramente incorrecta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Tanto la exposición del texto como su legibilidad son perfectamente correctas.</text:p>
          </table:table-cell>
          <table:covered-table-cell table:style-name="ce6"/>
        </table:table-row>
        <table:table-row table:style-name="ro1">
          <table:covered-table-cell table:style-name="ce3"/>
          <table:covered-table-cell/>
          <table:covered-table-cell table:number-columns-repeated="10" table:style-name="ce6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3">
            <text:p>Originalidad</text:p>
          </table:table-cell>
          <table:covered-table-cell/>
          <table:table-cell table:style-name="ce5" office:value-type="string" calcext:value-type="string" table:number-columns-spanned="2" table:number-rows-spanned="3">
            <text:p>La página web es un copy-paste de internet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La gran mayoría de la página como su contenido son copiados de internet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Una parte considerable del contenido es copiado o se inspira en una página de internet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La gran mayoría del contenido es original, utiliza información o contenido sacado de internet.</text:p>
          </table:table-cell>
          <table:covered-table-cell table:style-name="ce6"/>
          <table:table-cell table:style-name="ce5" office:value-type="string" calcext:value-type="string" table:number-columns-spanned="2" table:number-rows-spanned="3">
            <text:p>Tanto el contenido de la página como su estructura son completamente originales, utiliza photoshop nivel experto.</text:p>
          </table:table-cell>
          <table:covered-table-cell table:style-name="ce6"/>
        </table:table-row>
        <table:table-row table:style-name="ro1">
          <table:covered-table-cell table:style-name="ce3"/>
          <table:covered-table-cell/>
          <table:covered-table-cell table:number-columns-repeated="10" table:style-name="ce6"/>
        </table:table-row>
        <table:table-row table:style-name="ro1">
          <table:covered-table-cell table:style-name="Default"/>
          <table:covered-table-cell table:number-columns-repeated="11"/>
        </table:table-row>
        <table:table-row table:style-name="ro1">
          <table:table-cell table:number-columns-spanned="12" table:number-rows-spanned="1"/>
          <table:covered-table-cell table:number-columns-repeated="11"/>
        </table:table-row>
      </table:table>
      <table:named-expressions/>
      <table:database-ranges>
        <table:database-range table:name="__Anonymous_Sheet_DB__0" table:target-range-address="Hoja1.A1:Hoja1.A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6:58:24.436468516</meta:creation-date>
    <dc:date>2021-09-09T17:20:00.947825717</dc:date>
    <meta:editing-duration>PT8M46S</meta:editing-duration>
    <meta:editing-cycles>1</meta:editing-cycles>
    <meta:document-statistic meta:table-count="1" meta:cell-count="31" meta:object-count="0"/>
    <meta:generator>LibreOffice/6.4.6.2$Linux_X86_64 LibreOffice_project/40$Build-2</meta:generator>
  </office:meta>
</office:document-meta>
</file>